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able_20_Contents">
      <style:text-properties officeooo:rsid="001e40a0" officeooo:paragraph-rsid="001379a7"/>
    </style:style>
    <style:style style:name="P2" style:family="paragraph" style:parent-style-name="Table_20_Contents">
      <style:text-properties officeooo:rsid="0023c411" officeooo:paragraph-rsid="001379a7"/>
    </style:style>
    <style:style style:name="P3" style:family="paragraph" style:parent-style-name="Table_20_Contents">
      <style:text-properties officeooo:rsid="001379a7" officeooo:paragraph-rsid="001379a7"/>
    </style:style>
    <style:style style:name="P4" style:family="paragraph" style:parent-style-name="Standard">
      <style:text-properties officeooo:rsid="001379a7" officeooo:paragraph-rsid="001379a7"/>
    </style:style>
    <style:style style:name="P5" style:family="paragraph" style:parent-style-name="Standard">
      <style:text-properties officeooo:rsid="00141e83" officeooo:paragraph-rsid="00141e83"/>
    </style:style>
    <style:style style:name="P6" style:family="paragraph" style:parent-style-name="Standard">
      <style:paragraph-properties fo:margin-left="0.4925in" fo:margin-right="0in" fo:text-indent="0in" style:auto-text-indent="false"/>
      <style:text-properties officeooo:rsid="00152731" officeooo:paragraph-rsid="00152731"/>
    </style:style>
    <style:style style:name="P7" style:family="paragraph" style:parent-style-name="Standard">
      <style:paragraph-properties fo:margin-left="0.4925in" fo:margin-right="0in" fo:text-indent="0in" style:auto-text-indent="false"/>
      <style:text-properties officeooo:rsid="00186176" officeooo:paragraph-rsid="00186176"/>
    </style:style>
    <style:style style:name="P8" style:family="paragraph" style:parent-style-name="Standard">
      <style:paragraph-properties fo:margin-left="0.4925in" fo:margin-right="0in" fo:text-indent="0in" style:auto-text-indent="false"/>
      <style:text-properties fo:font-weight="normal" officeooo:rsid="00186176" officeooo:paragraph-rsid="00186176" style:font-weight-asian="normal" style:font-weight-complex="normal"/>
    </style:style>
    <style:style style:name="P9" style:family="paragraph" style:parent-style-name="Standard">
      <style:paragraph-properties fo:margin-left="0.4925in" fo:margin-right="0in" fo:text-indent="0in" style:auto-text-indent="false"/>
      <style:text-properties fo:font-weight="normal" officeooo:rsid="001a15d5" officeooo:paragraph-rsid="00186176" style:font-weight-asian="normal" style:font-weight-complex="normal"/>
    </style:style>
    <style:style style:name="P10" style:family="paragraph" style:parent-style-name="Standard">
      <style:paragraph-properties fo:margin-left="0in" fo:margin-right="0in" fo:text-indent="0in" style:auto-text-indent="false"/>
      <style:text-properties fo:font-weight="normal" officeooo:rsid="00186176" officeooo:paragraph-rsid="00186176" style:font-weight-asian="normal" style:font-weight-complex="normal"/>
    </style:style>
    <style:style style:name="P11" style:family="paragraph" style:parent-style-name="Standard">
      <style:paragraph-properties fo:margin-left="0in" fo:margin-right="0in" fo:text-indent="0in" style:auto-text-indent="false"/>
      <style:text-properties fo:font-weight="normal" officeooo:rsid="001a15d5" officeooo:paragraph-rsid="001a15d5" style:font-weight-asian="normal" style:font-weight-complex="normal"/>
    </style:style>
    <style:style style:name="P12" style:family="paragraph" style:parent-style-name="Table_20_Contents">
      <style:text-properties officeooo:rsid="001379a7" officeooo:paragraph-rsid="001d7970"/>
    </style:style>
    <style:style style:name="P13" style:family="paragraph" style:parent-style-name="Table_20_Contents">
      <style:text-properties officeooo:rsid="001e40a0" officeooo:paragraph-rsid="001d7970"/>
    </style:style>
    <style:style style:name="P14" style:family="paragraph" style:parent-style-name="Table_20_Contents">
      <style:text-properties officeooo:rsid="0023c411" officeooo:paragraph-rsid="001d7970"/>
    </style:style>
    <style:style style:name="P15" style:family="paragraph" style:parent-style-name="Standard">
      <style:text-properties officeooo:rsid="001379a7" officeooo:paragraph-rsid="001d7970"/>
    </style:style>
    <style:style style:name="P16" style:family="paragraph" style:parent-style-name="Standard">
      <style:text-properties officeooo:paragraph-rsid="001d7970"/>
    </style:style>
    <style:style style:name="P17" style:family="paragraph" style:parent-style-name="Standard">
      <style:text-properties officeooo:paragraph-rsid="00141e83"/>
    </style:style>
    <style:style style:name="P18" style:family="paragraph" style:parent-style-name="Header">
      <style:text-properties officeooo:paragraph-rsid="001d7970"/>
    </style:style>
    <style:style style:name="P19" style:family="paragraph">
      <style:paragraph-properties fo:margin-left="0in" fo:margin-right="0in" fo:margin-top="0in" fo:margin-bottom="0in" fo:line-height="100%" fo:text-align="center" fo:text-indent="0in"/>
    </style:style>
    <style:style style:name="P20" style:family="paragraph">
      <loext:graphic-properties draw:fill="solid"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Microsoft YaHei" style:font-size-asian="12pt" style:font-style-asian="normal" style:font-weight-asian="normal" style:font-name-complex="Arial" style:font-size-complex="12pt" style:font-style-complex="normal" style:font-weight-complex="normal" style:text-emphasize="none" style:font-relief="none" style:text-overline-style="none" style:text-overline-color="font-color"/>
    </style:style>
    <style:style style:name="P21" style:family="paragraph">
      <loext:graphic-properties draw:fill="solid"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T1" style:family="text">
      <style:text-properties fo:font-weight="bold" style:font-weight-asian="bold" style:font-weight-complex="bold"/>
    </style:style>
    <style:style style:name="T2" style:family="text">
      <style:text-properties fo:font-weight="bold" officeooo:rsid="001a15d5" style:font-weight-asian="bold" style:font-weight-complex="bold"/>
    </style:style>
    <style:style style:name="T3" style:family="text">
      <style:text-properties fo:font-weight="bold" officeooo:rsid="001bf7f8" style:font-weight-asian="bold" style:font-weight-complex="bold"/>
    </style:style>
    <style:style style:name="T4" style:family="text">
      <style:text-properties officeooo:rsid="0015bebb"/>
    </style:style>
    <style:style style:name="T5" style:family="text">
      <style:text-properties officeooo:rsid="001c266d"/>
    </style:style>
    <style:style style:name="T6" style:family="text">
      <style:text-properties officeooo:rsid="00141e83"/>
    </style:style>
    <style:style style:name="T7" style:family="text">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Microsoft YaHei" style:font-size-asian="12pt" style:font-style-asian="normal" style:font-weight-asian="normal" style:font-name-complex="Arial" style:font-size-complex="12pt" style:font-style-complex="normal" style:font-weight-complex="normal" style:text-emphasize="none" style:font-relief="none" style:text-overline-style="none" style:text-overline-color="font-color"/>
    </style: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072in" fo:min-width="0.0043in" fo:padding-top="0.0492in" fo:padding-bottom="0.0492in" fo:padding-left="0.0984in" fo:padding-right="0.0984in" draw:shadow="hidden" draw:shadow-offset-x="0.0783in" draw:shadow-offset-y="0.0783in" draw:shadow-color="#808080" style:run-through="foreground"/>
    </style:style>
    <style:style style:name="gr3"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0717in" fo:min-width="0.0043in"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0717in" fo:min-width="0.0047in"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solid" svg:stroke-width="0in" svg:stroke-color="#3465a4" draw:marker-start="Circle" draw:marker-start-width="0.1181in" draw:marker-start-center="false" draw:marker-end="Arrow" draw:marker-end-width="0.1181in" draw:marker-end-center="false" draw:fill="solid"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text:span text:style-name="T6">Breadth-first search (BFS) is an algorithm for traversing or searching tree or graph data structures. It starts at the tree root (or some arbitrary node of a graph) and explores the neighbor nodes first, before moving to the next level neighbors.</text:span></text:p>
      <text:p text:style-name="P5"/>
      <text:p text:style-name="P5">Interviewer Notes:</text:p>
      <text:p text:style-name="P5">- <text:span text:style-name="T1">Given the following graph, have the candidate explain in what order would a breadth first search print out the values for each node. </text:span><text:span text:style-name="T3">Assume the traversal starts at node 4.</text:span></text:p>
      <text:p text:style-name="P5"><draw:g text:anchor-type="paragraph" draw:z-index="0" draw:name="Shape1" draw:style-name="gr1"><draw:custom-shape draw:style-name="gr2" draw:text-style-name="P20" svg:width="0.285in" svg:height="0.2406in" svg:x="2.1228in" svg:y="0.5181in"><text:p text:style-name="P19"><text:span text:style-name="T7">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20" svg:width="0.285in" svg:height="0.2398in" svg:x="2.6154in" svg:y="0.1827in"><text:p text:style-name="P19"><text:span text:style-name="T7">8</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20" svg:width="0.2858in" svg:height="0.2398in" svg:x="2.4854in" svg:y="1.0461in"><text:p text:style-name="P19"><text:span text:style-name="T7">1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20" svg:width="0.285in" svg:height="0.2398in" svg:x="3.211in" svg:y="0.9256in"><text:p text:style-name="P19"><text:span text:style-name="T7">2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20" svg:width="0.285in" svg:height="0.2398in" svg:x="3.263in" svg:y="0.3264in"><text:p text:style-name="P19"><text:span text:style-name="T7">16</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5" draw:text-style-name="P21" svg:x1="2.3563in" svg:y1="0.5661in" svg:x2="2.6413in" svg:y2="0.3744in"><text:p/></draw:line><draw:line draw:style-name="gr5" draw:text-style-name="P21" svg:x1="2.3563in" svg:y1="0.7098in" svg:x2="2.6413in" svg:y2="1.0693in"><text:p/></draw:line><draw:line draw:style-name="gr5" draw:text-style-name="P21" svg:x1="2.7705in" svg:y1="0.3992in" svg:x2="2.6669in" svg:y2="1.0465in"><text:p/></draw:line><draw:line draw:style-name="gr5" draw:text-style-name="P21" svg:x1="2.9004in" svg:y1="0.3024in" svg:x2="3.289in" svg:y2="0.4461in"><text:p/></draw:line><draw:line draw:style-name="gr5" draw:text-style-name="P21" svg:x1="2.7445in" svg:y1="1.1661in" svg:x2="3.2366in" svg:y2="1.0465in"><text:p/></draw:line></draw:g></text:p>
      <text:p text:style-name="P5"/>
      <text:p text:style-name="P5"/>
      <text:p text:style-name="P5"/>
      <text:p text:style-name="P5"/>
      <text:p text:style-name="P5"/>
      <text:p text:style-name="P5"/>
      <text:p text:style-name="P5"/>
      <text:p text:style-name="P6">Hint: <text:span text:style-name="T4">The general algorithm here is to visit a node, and mark it as visited. Then get that node’s neighbors. If the neighbor has not been visited (and is not already to-be-visited), then remember that neighbor as one to visit next, to-be-visited. Then start again with the next to-be-visited node.</text:span></text:p>
      <text:p text:style-name="P6"/>
      <text:p text:style-name="P7">The order in which you visit neighbors is arbitrary. Any order in which you visit them would still constitute a valid breadth first search.</text:p>
      <text:p text:style-name="P7"/>
      <text:p text:style-name="P7">So given the graph above, the nodes would be visited in the following order 4, 8, 15, 16, 23 or 4, 15, 8, 23, 16, depending on whether you chose to visit node 8 or 15 first.</text:p>
      <text:p text:style-name="P7"/>
      <text:p text:style-name="P10">- <text:span text:style-name="T1">What data structures would you use </text:span><text:span text:style-name="T2">in this algorithm?</text:span></text:p>
      <text:p text:style-name="P10"/>
      <text:p text:style-name="P9">Hint: To keep track of to-be-visited nodes, you must use a queue. Its First In First Out behavior is critical. A graph, or a tree structure is necessary to have something to traverse. You could use a hash table to track already visited nodes. Note however, that this adds O(n) space. How could you minimize this? Answer, add a property ‘visited’ to the node object itself. <text:span text:style-name="T5">Alternatively, you could keep initialize all nodes with a ‘distance’ property of null. This property represents the number of hops from the root node. If a node did not have a distance value set, you could assume it had not been visited.</text:span></text:p>
      <text:p text:style-name="P8"/>
      <text:p text:style-name="P11">See also:</text:p>
      <text:p text:style-name="P11">Data Structures: Queue</text:p>
      <text:p text:style-name="P11">Data Structures: Hashmap</text:p>
      <text:p text:style-name="P11">Algorithms: Depth First Searc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2" style:family="table">
      <style:table-properties style:width="6.925in" table:align="margins"/>
    </style:style>
    <style:style style:name="Table2.A" style:family="table-column">
      <style:table-column-properties style:column-width="2.3083in" style:rel-column-width="21845*"/>
    </style:style>
    <style:style style:name="Table2.B" style:family="table-column">
      <style:table-column-properties style:column-width="1.5014in" style:rel-column-width="14208*"/>
    </style:style>
    <style:style style:name="Table2.C" style:family="table-column">
      <style:table-column-properties style:column-width="1.5576in" style:rel-column-width="14740*"/>
    </style:style>
    <style:style style:name="Table2.D" style:family="table-column">
      <style:table-column-properties style:column-width="1.5576in" style:rel-column-width="14742*"/>
    </style:style>
    <style:style style:name="Table2.A1" style:family="table-cell">
      <style:table-cell-properties fo:background-color="#b2b2b2" fo:padding="0.0382in" fo:border="none">
        <style:background-image/>
      </style:table-cell-properties>
    </style:style>
    <style:style style:name="MP1" style:family="paragraph" style:parent-style-name="Standard">
      <style:text-properties officeooo:rsid="001379a7" officeooo:paragraph-rsid="001d7970"/>
    </style:style>
    <style:style style:name="MP2" style:family="paragraph" style:parent-style-name="Table_20_Contents">
      <style:text-properties officeooo:rsid="001379a7" officeooo:paragraph-rsid="001d7970"/>
    </style:style>
    <style:style style:name="MP3" style:family="paragraph" style:parent-style-name="Table_20_Contents">
      <style:text-properties officeooo:rsid="001e40a0" officeooo:paragraph-rsid="001d7970"/>
    </style:style>
    <style:style style:name="MP4" style:family="paragraph" style:parent-style-name="Table_20_Contents">
      <style:text-properties officeooo:rsid="0023c411" officeooo:paragraph-rsid="001d7970"/>
    </style:style>
    <style:style style:name="MP5" style:family="paragraph" style:parent-style-name="Standard">
      <style:text-properties officeooo:paragraph-rsid="001d7970"/>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MP1">Breadth First Search</text:p>
            </table:table-cell>
            <table:table-cell table:style-name="Table2.A1" office:value-type="string">
              <text:p text:style-name="MP2">Algorithms</text:p>
            </table:table-cell>
            <table:table-cell table:style-name="Table2.A1" office:value-type="string">
              <text:p text:style-name="MP3">Easy</text:p>
            </table:table-cell>
            <table:table-cell table:style-name="Table2.A1" office:value-type="string">
              <text:p text:style-name="MP4">Page 1 of 1</text:p>
            </table:table-cell>
          </table:table-row>
        </table:table>
        <text:p text:style-name="MP5"/>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06T10:23:57.552000000</meta:creation-date>
    <dc:date>2017-04-09T16:49:44.159000000</dc:date>
    <meta:editing-duration>PT48M34S</meta:editing-duration>
    <meta:editing-cycles>4</meta:editing-cycles>
    <meta:generator>LibreOffice/5.2.5.1$Windows_x86 LibreOffice_project/0312e1a284a7d50ca85a365c316c7abbf20a4d22</meta:generator>
    <meta:document-statistic meta:table-count="1" meta:image-count="0" meta:object-count="0" meta:page-count="1" meta:paragraph-count="16" meta:word-count="324" meta:character-count="1841" meta:non-whitespace-character-count="1533"/>
  </office:meta>
</office:document-meta>
</file>